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cc6a" officeooo:paragraph-rsid="001bcc6a"/>
    </style:style>
    <style:style style:name="P2" style:family="paragraph" style:parent-style-name="Standard">
      <style:text-properties officeooo:rsid="001c2584" officeooo:paragraph-rsid="001c2584"/>
    </style:style>
    <style:style style:name="P3" style:family="paragraph" style:parent-style-name="Standard">
      <style:text-properties officeooo:rsid="001dfc32" officeooo:paragraph-rsid="001dfc32"/>
    </style:style>
    <style:style style:name="P4" style:family="paragraph" style:parent-style-name="Standard">
      <style:text-properties officeooo:rsid="001e2818" officeooo:paragraph-rsid="001e2818"/>
    </style:style>
    <style:style style:name="P5" style:family="paragraph" style:parent-style-name="Standard">
      <style:text-properties fo:color="#ff0000" style:font-name="Liberation Serif" fo:font-size="12pt" officeooo:rsid="001e2818" officeooo:paragraph-rsid="001e2818" style:font-size-asian="12pt" style:font-size-complex="12pt"/>
    </style:style>
    <style:style style:name="P6" style:family="paragraph" style:parent-style-name="Standard">
      <style:text-properties fo:color="#ff0000" style:text-outline="false" style:font-name="Liberation Serif" fo:font-size="12pt" fo:letter-spacing="normal" officeooo:rsid="001e2818" officeooo:paragraph-rsid="001e2818" style:letter-kerning="false" style:font-size-asian="12pt" style:font-size-complex="12pt"/>
    </style:style>
    <style:style style:name="P7" style:family="paragraph" style:parent-style-name="Standard">
      <style:text-properties fo:color="#ff0000" style:text-outline="false" style:font-name="Liberation Serif" fo:font-size="12pt" fo:letter-spacing="normal" officeooo:rsid="002219c1" officeooo:paragraph-rsid="002219c1" style:letter-kerning="false" style:font-size-asian="12pt" style:font-size-complex="12pt"/>
    </style:style>
    <style:style style:name="P8" style:family="paragraph" style:parent-style-name="Standard">
      <style:text-properties fo:font-style="italic" officeooo:rsid="001c2584" officeooo:paragraph-rsid="001c2584" style:font-style-asian="italic" style:font-style-complex="italic"/>
    </style:style>
    <style:style style:name="P9" style:family="paragraph" style:parent-style-name="Standard">
      <style:text-properties fo:color="#000000" style:text-outline="false" style:font-name="Liberation Serif" fo:font-size="12pt" fo:letter-spacing="normal" fo:font-style="italic" officeooo:rsid="001e2818" officeooo:paragraph-rsid="001e2818" style:letter-kerning="false" style:font-size-asian="12pt" style:font-style-asian="italic" style:font-size-complex="12pt" style:font-style-complex="italic"/>
    </style:style>
    <style:style style:name="P10" style:family="paragraph" style:parent-style-name="Standard">
      <style:text-properties fo:color="#000000" style:text-outline="false" style:font-name="Liberation Serif" fo:font-size="12pt" fo:letter-spacing="normal" officeooo:rsid="001e2818" officeooo:paragraph-rsid="001e2818" style:letter-kerning="false" style:font-size-asian="12pt" style:font-size-complex="12pt"/>
    </style:style>
    <style:style style:name="P11" style:family="paragraph" style:parent-style-name="Standard">
      <style:text-properties fo:color="#000000" style:text-outline="false" style:font-name="Liberation Serif" fo:font-size="12pt" fo:letter-spacing="normal" officeooo:rsid="0020c821" officeooo:paragraph-rsid="0020c821" style:letter-kerning="false" style:font-size-asian="12pt" style:font-size-complex="12pt"/>
    </style:style>
    <style:style style:name="P12" style:family="paragraph" style:parent-style-name="Standard">
      <style:text-properties fo:color="#000000" style:text-outline="false" style:font-name="Liberation Serif" fo:font-size="12pt" fo:letter-spacing="normal" officeooo:rsid="002219c1" officeooo:paragraph-rsid="002219c1" style:letter-kerning="false" style:font-size-asian="12pt" style:font-size-complex="12pt"/>
    </style:style>
    <style:style style:name="P13" style:family="paragraph" style:parent-style-name="Standard">
      <style:text-properties officeooo:rsid="002219c1" officeooo:paragraph-rsid="002219c1"/>
    </style:style>
    <style:style style:name="P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bcc6a" officeooo:paragraph-rsid="001bcc6a"/>
    </style:style>
    <style:style style:name="P15" style:family="paragraph" style:parent-style-name="Standard">
      <style:text-properties fo:color="#000000" style:text-outline="false" style:font-name="Liberation Serif" fo:font-size="12pt" fo:letter-spacing="normal" style:letter-kerning="false" style:font-size-asian="12pt" style:font-size-complex="12pt"/>
    </style:style>
    <style:style style:name="P16" style:family="paragraph" style:parent-style-name="Standard">
      <style:text-properties fo:color="#000000" style:text-outline="false" style:font-name="Liberation Serif" fo:font-size="12pt" fo:letter-spacing="normal" officeooo:rsid="002219c1" officeooo:paragraph-rsid="002219c1" style:letter-kerning="false" style:font-size-asian="12pt" style:font-size-complex="12pt"/>
    </style:style>
    <style:style style:name="P17" style:family="paragraph" style:parent-style-name="Standard">
      <style:text-properties fo:color="#ff0000" style:text-outline="false" style:font-name="Liberation Serif" fo:font-size="12pt" fo:letter-spacing="normal" style:letter-kerning="false" style:font-size-asian="12pt" style:font-size-complex="12pt"/>
    </style:style>
    <style:style style:name="P18" style:family="paragraph" style:parent-style-name="Standard">
      <style:text-properties fo:color="#ff0000" style:text-outline="false" style:font-name="Liberation Serif" fo:font-size="12pt" fo:letter-spacing="normal" officeooo:rsid="002219c1" officeooo:paragraph-rsid="002219c1" style:letter-kerning="false" style:font-size-asian="12pt" style:font-size-complex="12pt"/>
    </style:style>
    <style:style style:name="P19" style:family="paragraph" style:parent-style-name="Standard">
      <style:text-properties fo:color="#191919" style:text-outline="false" style:font-name="Liberation Serif" fo:font-size="12pt" fo:letter-spacing="normal" fo:font-style="italic" officeooo:rsid="002219c1" officeooo:paragraph-rsid="002219c1" style:letter-kerning="false" style:font-size-asian="12pt" style:font-style-asian="italic" style:font-size-complex="12pt" style:font-style-complex="italic"/>
    </style:style>
    <style:style style:name="P20" style:family="paragraph" style:parent-style-name="Standard">
      <style:text-properties fo:color="#191919" style:text-outline="false" style:font-name="Liberation Serif" fo:font-size="12pt" fo:letter-spacing="normal" fo:font-style="normal" officeooo:rsid="002219c1" officeooo:paragraph-rsid="002219c1" style:letter-kerning="false" style:font-size-asian="12pt" style:font-style-asian="normal" style:font-size-complex="12pt" style:font-style-complex="normal"/>
    </style:style>
    <style:style style:name="T1" style:family="text">
      <style:text-properties officeooo:rsid="001e2402"/>
    </style:style>
    <style:style style:name="T2" style:family="text">
      <style:text-properties officeooo:rsid="001e2818"/>
    </style:style>
    <style:style style:name="T3" style:family="text">
      <style:text-properties style:text-outline="false" fo:letter-spacing="normal" style:letter-kerning="false"/>
    </style:style>
    <style:style style:name="T4" style:family="text">
      <style:text-properties style:text-outline="false" fo:letter-spacing="normal" officeooo:rsid="001f0af3" style:letter-kerning="false"/>
    </style:style>
    <style:style style:name="T5" style:family="text">
      <style:text-properties officeooo:rsid="001fda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titehtävä 1</text:p>
      <text:p text:style-name="P1"/>
      <text:p text:style-name="P1">Harjoitusympäristö: Suoritin harjoitusta kotonani 30.3. - 5.4. välisenä aikana. Harjoituksessa on käytetty Xubuntu 10.04 LTS 64bit käyttöjärjestelmää live-usb tikulta.</text:p>
      <text:p text:style-name="P1"/>
      <text:p text:style-name="P1">Kone: Packard Bell</text:p>
      <text:p text:style-name="P1">Suoritin: Intel Celeron</text:p>
      <text:p text:style-name="P1">Käyttöjärjestelmä: Windows Vista</text:p>
      <text:p text:style-name="P14"/>
      <text:p text:style-name="P1"/>
      <text:p text:style-name="P2">Aloitin harjoituksen hakemalla uusimmat päivitykset komennolla:</text:p>
      <text:p text:style-name="P2"/>
      <text:p text:style-name="P8">sudo apt-get update</text:p>
      <text:p text:style-name="P2"/>
      <text:p text:style-name="P2">Kun kone oli päivitetty asensin puppetin koneelle syöttämällä komennon:</text:p>
      <text:p text:style-name="P2"/>
      <text:p text:style-name="P8">sudo apt-get install puppet</text:p>
      <text:p text:style-name="P2"/>
      <text:p text:style-name="P4">Tarkoituksena on siis rakentaa puppet moduuli, joka asentaa ssh-<text:span text:style-name="T5">palvelun</text:span>.</text:p>
      <text:p text:style-name="P2"/>
      <text:p text:style-name="P2">Tämän jälkeen loin kansiorakenteen testimoduulia varten komennoilla:</text:p>
      <text:p text:style-name="P2"/>
      <text:p text:style-name="P8">sudo mkdir -p puppet/modules/<text:span text:style-name="T2">sshd</text:span>/manifests</text:p>
      <text:p text:style-name="P8">cd puppet</text:p>
      <text:p text:style-name="P8">sudo nano modules/<text:span text:style-name="T2">sshd</text:span>/manifests/init.pp</text:p>
      <text:p text:style-name="P2"/>
      <text:p text:style-name="P3">Tänne kansioon siis luodaan <text:span text:style-name="T1">itse moduuli.</text:span></text:p>
      <text:p text:style-name="P3"/>
      <text:p text:style-name="P4">Kansion rakenne on seuraava:</text:p>
      <text:p text:style-name="P4"/>
      <text:p text:style-name="P4">class sshd {</text:p>
      <text:p text:style-name="P4"><text:tab/>package {”openssh-server”:</text:p>
      <text:p text:style-name="P4"><text:tab/><text:tab/>ensure =&gt; ”installed”,</text:p>
      <text:p text:style-name="P4"><text:tab/>}</text:p>
      <text:p text:style-name="P4"/>
      <text:p text:style-name="P4">Tämän pitäisi siis asentaa ssh-palvelu.</text:p>
      <text:p text:style-name="P4"/>
      <text:p text:style-name="P4">Koitin ajaa moduulia komennolla:</text:p>
      <text:p text:style-name="P4"/>
      <text:p text:style-name="P9">puppet apply --modulepath modules/ -e 'class {"sshd":}'</text:p>
      <text:p text:style-name="P10"/>
      <text:p text:style-name="P10">Sain kuitenkin virheilmoituksen:</text:p>
      <text:p text:style-name="P10"/>
      <text:p text:style-name="P5"><text:span text:style-name="T3">Error: Could not parse for environment production: Syntx er</text:span><text:span text:style-name="T4">r</text:span><text:span text:style-name="T3">or at '}' at line 1 on node xubuntu.zyxel.com</text:span></text:p>
      <text:p text:style-name="P6"/>
      <text:p text:style-name="P11">Kävin lisäämässä init.pp tiedoston loppuu vielä ”}”- merkin.</text:p>
      <text:p text:style-name="P11"/>
      <text:p text:style-name="P11">Koitin ajaa komentoa uudelleen, mutta sama virheilmoitus ilmaantui.</text:p>
      <text:p text:style-name="P11"/>
      <text:p text:style-name="P12">Tämän jälkeen kävin lisäämässä init.pp-tiedostoon uuden osuuden:</text:p>
      <text:p text:style-name="P12"/>
      <text:p text:style-name="P12"><text:soft-page-break/>service { ‘ssh’:</text:p>
      <text:p text:style-name="P15"><text:s text:c="16"/>ensure =&gt; ‘running’,</text:p>
      <text:p text:style-name="P15"><text:s text:c="16"/>enable =&gt; ‘true’,</text:p>
      <text:p text:style-name="P12"><text:s text:c="16"/>require =&gt; Package["openssh-server"],</text:p>
      <text:p text:style-name="P12">}</text:p>
      <text:p text:style-name="P12"/>
      <text:p text:style-name="P12">Nyt koitin jälleen ajaa moduulia ja tällä kertaa päästiinkin ensimmäisestä virheilmoituksesta eroon.</text:p>
      <text:p text:style-name="P12"/>
      <text:p text:style-name="P12">Sain kuitenkin uuden ilmoituksen:</text:p>
      <text:p text:style-name="P12"/>
      <text:p text:style-name="P7">Error: /etc/apt/sources.list contains a cdrom source; not installing. Use 'allowcdrom' to override this failure.</text:p>
      <text:p text:style-name="P17">Error: /Stage[main]/Testi/Package[openssh-server]/ensure: change from purged to present failed: /etc/apt/sources.list contains a cdrom source; not installing. Use 'allowcdrom' to override this failure.</text:p>
      <text:p text:style-name="P17">Notice: /Stage[main]/Testi/Service[ssh]: Dependency Package[openssh-server] has failures: true</text:p>
      <text:p text:style-name="P7">Warning: /Stage[main]/Testi/Service[ssh]: Skipping because of failed dependencies</text:p>
      <text:p text:style-name="P4"/>
      <text:p text:style-name="P13">Kävin siis pyyhkimässä sources.list tiedostosta ensimmäisen rivin.</text:p>
      <text:p text:style-name="P13"/>
      <text:p text:style-name="P13">Ajoin jälleen moduulin käynnistyskomennon uudelleen, jonka jälkeen sain seuraavan virheilmoituksen:</text:p>
      <text:p text:style-name="P13"/>
      <text:p text:style-name="P7">Error: Execution of '/usr/bin/apt-get -q -y -o DPkg::Options::=--force-confold install openssh-server' returned 100: E: Could not open lock file /var/lib/dpkg/lock - open (13: Permission denied)</text:p>
      <text:p text:style-name="P7">E: Unable to lock the administration directory (/var/lib/dpkg/), are you root?</text:p>
      <text:p text:style-name="P7"/>
      <text:p text:style-name="P12">Ajoin vielä kerran moduulin käynnistyskomennon lisäten ”sudo” sen eteen. Nyt moduuli näytti menevän läpi, eikä virheilmoituksia tullut.</text:p>
      <text:p text:style-name="P12"/>
      <text:p text:style-name="P12">Kokeilin komennolla, että asentuiko ssh:</text:p>
      <text:p text:style-name="P12"/>
      <text:p text:style-name="P19">xubuntu@xubuntu:~/puppet$ service sshd status</text:p>
      <text:p text:style-name="P19">sshd: unrecognized service</text:p>
      <text:p text:style-name="P19"/>
      <text:p text:style-name="P20">Jostain syystä ssh ei siis ollut asentunut, vaikka virheilmoituksia ei ollut tullut.</text:p>
      <text:p text:style-name="P1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3:58:10.031196000</meta:creation-date>
    <dc:date>2016-04-05T20:34:47.649224000</dc:date>
    <meta:editing-duration>PT1H6M47S</meta:editing-duration>
    <meta:editing-cycles>6</meta:editing-cycles>
    <meta:generator>LibreOffice/5.0.3.2$MacOSX_X86_64 LibreOffice_project/e5f16313668ac592c1bfb310f4390624e3dbfb75</meta:generator>
    <meta:document-statistic meta:table-count="0" meta:image-count="0" meta:object-count="0" meta:page-count="2" meta:paragraph-count="48" meta:word-count="328" meta:character-count="2781" meta:non-whitespace-character-count="2451"/>
  </office:meta>
</office:document-meta>
</file>